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1eca7" officeooo:paragraph-rsid="0001eca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402b4" officeooo:paragraph-rsid="000402b4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5ca04" officeooo:paragraph-rsid="0005ca04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6ebcd" officeooo:paragraph-rsid="0006ebc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6ebcd" officeooo:paragraph-rsid="0006ebcd" style:font-weight-asian="bold" style:font-weight-complex="bold"/>
    </style:style>
    <style:style style:name="P6" style:family="paragraph" style:parent-style-name="Standard">
      <style:text-properties officeooo:rsid="0006ebcd" officeooo:paragraph-rsid="0006ebcd"/>
    </style:style>
    <style:style style:name="P7" style:family="paragraph" style:parent-style-name="Standard">
      <style:text-properties officeooo:rsid="0001eca7" officeooo:paragraph-rsid="0001eca7"/>
    </style:style>
    <style:style style:name="T1" style:family="text">
      <style:text-properties officeooo:rsid="0005202d"/>
    </style:style>
    <style:style style:name="T2" style:family="text">
      <style:text-properties officeooo:rsid="00126121"/>
    </style:style>
    <style:style style:name="T3" style:family="text">
      <style:text-properties officeooo:rsid="001268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What is Software</text:p>
        </text:list-item>
        <text:list-item>
          <text:p text:style-name="P1">What is software testing</text:p>
        </text:list-item>
        <text:list-item>
          <text:p text:style-name="P1">SDLC-software development life cycle</text:p>
        </text:list-item>
        <text:list-item>
          <text:p text:style-name="P1">Important documents available in software testing</text:p>
        </text:list-item>
        <text:list-item>
          <text:p text:style-name="P1">Test Strategy Document</text:p>
        </text:list-item>
        <text:list-item>
          <text:p text:style-name="P1">Test Plan Document</text:p>
        </text:list-item>
        <text:list-item>
          <text:p text:style-name="P1">Test Case Document</text:p>
        </text:list-item>
        <text:list-item>
          <text:p text:style-name="P2">Testing <text:span text:style-name="T1">is a mindset rather than tool to understand.</text:span></text:p>
          <text:p text:style-name="P2"/>
        </text:list-item>
        <text:list-item>
          <text:p text:style-name="P3">Upcoming concepts</text:p>
          <text:p text:style-name="P1"/>
        </text:list-item>
        <text:list-item>
          <text:p text:style-name="P4">bug life cycle </text:p>
        </text:list-item>
        <text:list-item>
          <text:p text:style-name="P4">STLC</text:p>
        </text:list-item>
        <text:list-item>
          <text:p text:style-name="P4">alpha testing&amp;beta testing</text:p>
        </text:list-item>
        <text:list-item>
          <text:p text:style-name="P4">what is jira</text:p>
          <text:p text:style-name="P4"/>
        </text:list-item>
        <text:list-item>
          <text:p text:style-name="P5">manual testing</text:p>
        </text:list-item>
        <text:list-item>
          <text:p text:style-name="P4">tools:jira, bugzilla</text:p>
          <text:p text:style-name="P4"/>
        </text:list-item>
        <text:list-item>
          <text:p text:style-name="P5">test case management</text:p>
        </text:list-item>
        <text:list-item>
          <text:p text:style-name="P4">testrail,zephyr, qtest</text:p>
          <text:p text:style-name="P4"/>
        </text:list-item>
        <text:list-item>
          <text:p text:style-name="P5">Automation testing:--web automation</text:p>
        </text:list-item>
        <text:list-item>
          <text:p text:style-name="P4">tools:selenuim,cypress,playwright</text:p>
        </text:list-item>
        <text:list-item>
          <text:p text:style-name="P4">frameworks;Junit,testNG,pytest</text:p>
          <text:p text:style-name="P4"/>
          <text:p text:style-name="P4"/>
        </text:list-item>
        <text:list-item>
          <text:p text:style-name="P5">mobile testing</text:p>
        </text:list-item>
        <text:list-item>
          <text:p text:style-name="P4">tools:appium X<text:span text:style-name="T2">C</text:span>UIT TEST<text:span text:style-name="T3">ING</text:span></text:p>
        </text:list-item>
        <text:list-item>
          <text:p text:style-name="P4">frameworks:robot</text:p>
        </text:list-item>
      </text:list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21:23:20.598849300</meta:creation-date>
    <dc:date>2025-02-13T14:18:55.246121600</dc:date>
    <meta:editing-duration>PT14M40S</meta:editing-duration>
    <meta:editing-cycles>10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30" meta:word-count="98" meta:character-count="569" meta:non-whitespace-character-count="524"/>
  </office:meta>
</office:document-meta>
</file>